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1101" officeooo:paragraph-rsid="00151101"/>
    </style:style>
    <style:style style:name="P2" style:family="paragraph" style:parent-style-name="Standard">
      <style:text-properties officeooo:rsid="00151101" officeooo:paragraph-rsid="00151101"/>
    </style:style>
    <style:style style:name="P3" style:family="paragraph" style:parent-style-name="Standard">
      <style:text-properties officeooo:rsid="0016f0b9" officeooo:paragraph-rsid="0016f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color<text:tab/><text:tab/><text:tab/>#09595a</text:p>
      <text:p text:style-name="P1">Text grey<text:tab/><text:tab/><text:tab/>#878787</text:p>
      <text:p text:style-name="P1">Slider color<text:tab/><text:tab/><text:tab/>#25bdbf</text:p>
      <text:p text:style-name="P1">Slider grey<text:tab/><text:tab/><text:tab/>#f4f1f1</text:p>
      <text:p text:style-name="P1">Background blue<text:tab/><text:tab/>#eefafa</text:p>
      <text:p text:style-name="P1">Button Yellow<text:tab/><text:tab/><text:tab/>#feca31</text:p>
      <text:p text:style-name="P1"/>
      <text:p text:style-name="P1"/>
      <text:p text:style-name="P3">Set minimum loan amount</text:p>
      <text:p text:style-name="P3">format currencies</text:p>
      <text:p text:style-name="P3">don’t let amount borrowed resize</text:p>
      <text:p text:style-name="P3">make interest rate edi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23:30.888515033</meta:creation-date>
    <dc:date>2020-11-29T17:26:18.196942807</dc:date>
    <meta:editing-duration>PT5M45S</meta:editing-duration>
    <meta:editing-cycles>2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0" meta:word-count="33" meta:character-count="228" meta:non-whitespace-character-count="194"/>
  </office:meta>
</office:document-meta>
</file>